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1*"/>
    </style:style>
    <style:style style:name="Table2.B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26436" officeooo:paragraph-rsid="00026436"/>
    </style:style>
    <style:style style:name="P2" style:family="paragraph" style:parent-style-name="Standard">
      <style:text-properties officeooo:paragraph-rsid="00026436"/>
    </style:style>
    <style:style style:name="P3" style:family="paragraph" style:parent-style-name="Standard">
      <style:text-properties officeooo:rsid="00084125" officeooo:paragraph-rsid="00084125"/>
    </style:style>
    <style:style style:name="P4" style:family="paragraph" style:parent-style-name="Table_20_Contents">
      <style:text-properties officeooo:rsid="00026436" officeooo:paragraph-rsid="00026436"/>
    </style:style>
    <style:style style:name="P5" style:family="paragraph" style:parent-style-name="Table_20_Contents">
      <style:text-properties officeooo:paragraph-rsid="00026436"/>
    </style:style>
    <style:style style:name="P6" style:family="paragraph" style:parent-style-name="Table_20_Contents">
      <style:text-properties officeooo:paragraph-rsid="000640d0"/>
    </style:style>
    <style:style style:name="P7" style:family="paragraph" style:parent-style-name="Table_20_Contents">
      <style:text-properties officeooo:rsid="000640d0" officeooo:paragraph-rsid="000640d0"/>
    </style:style>
    <style:style style:name="P8" style:family="paragraph" style:parent-style-name="Table_20_Contents">
      <style:text-properties officeooo:paragraph-rsid="00082c56"/>
    </style:style>
    <style:style style:name="T1" style:family="text">
      <style:text-properties officeooo:rsid="00098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row table:style-name="TableLine94900155997488">
          <table:table-cell table:style-name="Table2.A1" office:value-type="string">
            <text:p text:style-name="P4">Detector</text:p>
          </table:table-cell>
          <table:table-cell table:style-name="Table2.A1" office:value-type="string">
            <text:p text:style-name="P4">Descriptor</text:p>
          </table:table-cell>
          <table:table-cell table:style-name="Table2.A1" office:value-type="string">
            <text:p text:style-name="P4">Number of keypoints</text:p>
          </table:table-cell>
          <table:table-cell table:style-name="Table2.A1" office:value-type="string">
            <text:p text:style-name="P4">Number of matched points</text:p>
          </table:table-cell>
          <table:table-cell table:style-name="Table2.A1" office:value-type="string">
            <text:p text:style-name="P4">Time for <text:s/>keypoint detection / ms</text:p>
          </table:table-cell>
          <table:table-cell table:style-name="Table2.A1" office:value-type="string">
            <text:p text:style-name="P4">Time for <text:s/>descriptor extraction/ ms</text:p>
          </table:table-cell>
        </table:table-row>
        <table:table-row table:style-name="TableLine94900155997488">
          <table:table-cell table:style-name="Table2.A2" office:value-type="string">
            <text:p text:style-name="P5">Shi-Tomasi</text:p>
          </table:table-cell>
          <table:table-cell table:style-name="Table2.A2" office:value-type="string">
            <text:p text:style-name="P5"><text:bookmark-start text:name="__DdeLink__1_3805003662"/>BRISK<text:bookmark-end text:name="__DdeLink__1_3805003662"/></text:p>
          </table:table-cell>
          <table:table-cell table:style-name="Table2.A2" office:value-type="string">
            <text:p text:style-name="P5">1370</text:p>
          </table:table-cell>
          <table:table-cell table:style-name="Table2.A2" office:value-type="string">
            <text:p text:style-name="P5">95</text:p>
          </table:table-cell>
          <table:table-cell table:style-name="Table2.A2" office:value-type="string">
            <text:p text:style-name="P5">9.24095</text:p>
          </table:table-cell>
          <table:table-cell table:style-name="Table2.A2" office:value-type="string">
            <text:p text:style-name="P5">1.23446</text:p>
          </table:table-cell>
        </table:table-row>
        <table:table-row table:style-name="TableLine94900155997488">
          <table:table-cell table:style-name="Table2.A2" office:value-type="string">
            <text:p text:style-name="P6">Shi-Tomasi</text:p>
          </table:table-cell>
          <table:table-cell table:style-name="Table2.A2" office:value-type="string">
            <text:p text:style-name="P7">BRIEF</text:p>
          </table:table-cell>
          <table:table-cell table:style-name="Table2.A2" office:value-type="string">
            <text:p text:style-name="P6">1370</text:p>
          </table:table-cell>
          <table:table-cell table:style-name="Table2.A2" office:value-type="string">
            <text:p text:style-name="P5">115</text:p>
          </table:table-cell>
          <table:table-cell table:style-name="Table2.A2" office:value-type="string">
            <text:p text:style-name="P6">9.24095</text:p>
          </table:table-cell>
          <table:table-cell table:style-name="Table2.A2" office:value-type="string">
            <text:p text:style-name="P5">0.59254</text:p>
          </table:table-cell>
        </table:table-row>
        <table:table-row table:style-name="TableLine94900155997488">
          <table:table-cell table:style-name="Table2.A2" office:value-type="string">
            <text:p text:style-name="P6">Shi-Tomasi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5">1370</text:p>
          </table:table-cell>
          <table:table-cell table:style-name="Table2.A2" office:value-type="string">
            <text:p text:style-name="P5">104</text:p>
          </table:table-cell>
          <table:table-cell table:style-name="Table2.A2" office:value-type="string">
            <text:p text:style-name="P5">9.24095</text:p>
          </table:table-cell>
          <table:table-cell table:style-name="Table2.A2" office:value-type="string">
            <text:p text:style-name="P5">3.04488</text:p>
          </table:table-cell>
        </table:table-row>
        <table:table-row table:style-name="TableLine94900155997488">
          <table:table-cell table:style-name="Table2.A2" office:value-type="string">
            <text:p text:style-name="P8">Shi-Tomasi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6">137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>9.24095</text:p>
          </table:table-cell>
          <table:table-cell table:style-name="Table2.A2" office:value-type="string">
            <text:p text:style-name="P5">23.2468</text:p>
          </table:table-cell>
        </table:table-row>
        <table:table-row table:style-name="TableLine94900155997488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18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1.26648</text:p>
          </table:table-cell>
        </table:table-row>
        <table:table-row table:style-name="TableLine94900155997488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56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0.738985</text:p>
          </table:table-cell>
        </table:table-row>
        <table:table-row table:style-name="TableLine94900155997488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39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2.31287</text:p>
          </table:table-cell>
        </table:table-row>
        <table:table-row table:style-name="TableLine94900155997488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32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25.2803</text:p>
          </table:table-cell>
        </table:table-row>
        <table:table-row table:style-name="TableLine94900155997488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BRISK</text:p>
          </table:table-cell>
          <table:table-cell table:style-name="Table2.A2" office:value-type="string">
            <text:p text:style-name="P5">5063</text:p>
          </table:table-cell>
          <table:table-cell table:style-name="Table2.A2" office:value-type="string">
            <text:p text:style-name="P5">256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3.06683</text:p>
          </table:table-cell>
        </table:table-row>
        <table:table-row table:style-name="TableLine94900155997488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320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1.18358</text:p>
          </table:table-cell>
        </table:table-row>
        <table:table-row table:style-name="TableLine94900155997488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306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2.54743</text:p>
          </table:table-cell>
        </table:table-row>
        <table:table-row table:style-name="TableLine94900155997488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251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25.3299 </text:p>
          </table:table-cell>
        </table:table-row>
        <table:table-row table:style-name="TableLine94900155997488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BRISK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1.17926 </text:p>
          </table:table-cell>
        </table:table-row>
        <table:table-row table:style-name="TableLine94900155997488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86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0.498931</text:p>
          </table:table-cell>
        </table:table-row>
        <table:table-row table:style-name="TableLine94900155997488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23.7852</text:p>
          </table:table-cell>
        </table:table-row>
      </table:table>
      <text:p text:style-name="P2"/>
      <text:p text:style-name="P2"/>
      <text:p text:style-name="P3">The recommended 3 top detector/describer combination is: FAST+ BRIEF, <text:s/>FAST+O<text:span text:style-name="T1">R</text:span>B and FAST+BRISK, as they have less time costs for keypoints detection and descriptor extractor and provide higher number of matched poi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9T13:33:16.225484259</meta:creation-date>
    <dc:date>2021-08-09T14:46:44.080677070</dc:date>
    <meta:editing-duration>PT10M55S</meta:editing-duration>
    <meta:editing-cycles>3</meta:editing-cycles>
    <meta:generator>LibreOffice/7.1.5.2$Linux_X86_64 LibreOffice_project/c18cfcb0f8824ad4ef2fc2ec0bd004713f8a9d14</meta:generator>
    <meta:document-statistic meta:table-count="1" meta:image-count="0" meta:object-count="0" meta:page-count="1" meta:paragraph-count="97" meta:word-count="141" meta:character-count="818" meta:non-whitespace-character-count="769"/>
  </office:meta>
</office:document-meta>
</file>